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9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9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9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3" style:family="table">
      <style:table-properties style:width="18.02cm" fo:margin-left="-0.191cm" fo:margin-top="0cm" fo:margin-bottom="0cm" table:align="left" style:writing-mode="lr-tb"/>
    </style:style>
    <style:style style:name="Таблица3.A" style:family="table-column">
      <style:table-column-properties style:column-width="5.403cm"/>
    </style:style>
    <style:style style:name="Таблица3.B" style:family="table-column">
      <style:table-column-properties style:column-width="0.603cm"/>
    </style:style>
    <style:style style:name="Таблица3.C" style:family="table-column">
      <style:table-column-properties style:column-width="4.803cm"/>
    </style:style>
    <style:style style:name="Таблица3.D" style:family="table-column">
      <style:table-column-properties style:column-width="3.605cm"/>
    </style:style>
    <style:style style:name="Таблица3.E" style:family="table-column">
      <style:table-column-properties style:column-width="1.801cm"/>
    </style:style>
    <style:style style:name="Таблица3.1" style:family="table-row">
      <style:table-row-properties style:min-row-height="0.508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32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06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alibri"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orphans="0" fo:widows="0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fo:orphans="0" fo:widows="0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7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8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24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25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fo:font-size="10pt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left="0cm" fo:margin-right="-0.503cm" fo:margin-top="0cm" fo:margin-bottom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</style:style>
    <style:style style:name="P28" style:family="paragraph" style:parent-style-name="Standard">
      <style:paragraph-properties fo:margin-left="6.244cm" fo:margin-right="0cm" fo:margin-top="0cm" fo:margin-bottom="0cm" fo:line-height="100%" fo:text-indent="1.249cm" style:auto-text-indent="false"/>
    </style:style>
    <style:style style:name="P29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30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31" style:family="paragraph" style:parent-style-name="Text_20_body">
      <style:paragraph-properties fo:margin-left="-0.139cm" fo:margin-right="-0.191cm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4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5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T6" style:family="text">
      <style:text-properties style:font-name="Times New Roman" style:font-name-asian="Times New Roman1" style:language-asian="ru" style:country-asian="RU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1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size-complex="10pt" style:font-style-complex="italic"/>
    </style:style>
    <style:style style:name="T13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14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Times New Roman" style:font-style-complex="italic"/>
    </style:style>
    <style:style style:name="T16" style:family="text">
      <style:text-properties style:font-name="Times New Roman" fo:font-size="9pt" fo:language="en" fo:country="US" fo:font-style="italic" style:font-size-asian="9pt" style:font-style-asian="italic" style:font-size-complex="9pt" style:font-style-complex="italic"/>
    </style:style>
    <style:style style:name="T17" style:family="text"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T18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weight="normal" style:font-size-asian="11pt" style:font-weight-asian="normal" style:font-size-complex="11pt"/>
    </style:style>
    <style:style style:name="T24" style:family="text">
      <style:text-properties fo:font-size="11pt" fo:font-style="italic" style:font-size-asian="11pt" style:font-style-asian="italic" style:font-size-complex="11pt"/>
    </style:style>
    <style:style style:name="T25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26" style:family="text">
      <style:text-properties style:font-name="Tahoma" fo:font-size="9pt" fo:font-style="italic" style:font-size-asian="9pt" style:font-style-asian="italic" style:font-name-complex="Tahoma1" style:font-size-complex="9pt" style:font-weight-complex="bold"/>
    </style:style>
    <style:style style:name="T27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8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29" style:family="text"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T30" style:family="text"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T3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2" style:family="text">
      <style:text-properties fo:color="#000000" style:font-name="Calibri" fo:font-size="9pt" fo:font-style="italic" style:font-size-asian="9pt" style:font-style-asian="italic" style:font-size-complex="9pt" style:font-style-complex="italic"/>
    </style:style>
    <style:style style:name="T33" style:family="text">
      <style:text-properties fo:color="#000000" style:font-name="Calibri" fo:font-size="9pt" fo:font-style="italic" style:font-size-asian="9pt" style:font-style-asian="italic" style:font-size-complex="9pt" style:language-complex="he" style:country-complex="IL" style:font-style-complex="italic"/>
    </style:style>
    <style:style style:name="T34" style:family="text">
      <style:text-properties fo:color="#000000" style:font-name="Calibri" fo:font-size="9pt" fo:language="en" fo:country="US" fo:font-style="italic" style:font-size-asian="9pt" style:font-style-asian="italic" style:font-size-complex="9pt" style:font-style-complex="italic"/>
    </style:style>
    <style:style style:name="T35" style:family="text">
      <style:text-properties fo:color="#000000" style:font-name="Times New Roman" style:font-style-complex="italic"/>
    </style:style>
    <style:style style:name="T36" style:family="text">
      <style:text-properties fo:color="#000000" style:font-name="Times New Roman" fo:font-size="9pt" fo:font-style="italic" style:font-size-asian="9pt" style:font-style-asian="italic" style:font-size-complex="9pt" style:font-style-complex="italic"/>
    </style:style>
    <style:style style:name="T37" style:family="text">
      <style:text-properties fo:color="#000000" style:font-name="Times New Roman" fo:font-size="9pt" fo:language="en" fo:country="US" fo:font-style="italic" style:font-size-asian="9pt" style:font-style-asian="italic" style:font-size-complex="9pt" style:font-style-complex="italic"/>
    </style:style>
    <style:style style:name="T38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39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40" style:family="text">
      <style:text-properties style:font-name="Calibri" fo:font-size="9pt" fo:font-style="italic" style:font-size-asian="9pt" style:font-style-asian="italic" style:font-size-complex="9pt"/>
    </style:style>
    <style:style style:name="T41" style:family="text">
      <style:text-properties style:font-name="Calibri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Calibri" fo:font-size="9pt" fo:language="en" fo:country="US" fo:font-style="italic" style:font-size-asian="9pt" style:font-style-asian="italic" style:font-size-complex="9pt"/>
    </style:style>
    <style:style style:name="T43" style:family="text">
      <style:text-properties style:font-name="Calibri" fo:font-size="9pt" fo:language="en" fo:country="US" fo:font-style="italic" style:font-size-asian="9pt" style:font-style-asian="italic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/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0"><text:span text:style-name="T2">Бийск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5">(Министерство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город)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2">АО «Гипроив»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2"><text:span text:style-name="T2">ФКП «БОЗ»</text:span></text:p>
          </table:table-cell>
        </table:table-row>
        <table:table-row table:style-name="Таблица1.4">
          <table:table-cell table:style-name="Таблица1.A2" office:value-type="string">
            <text:p text:style-name="P6"><text:span text:style-name="T5">(Генподрядчик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Заказчик)</text:span></text:p>
          </table:table-cell>
        </table:table-row>
        <table:table-row table:style-name="Таблица1.5">
          <table:table-cell table:style-name="Таблица1.A5" office:value-type="string">
            <text:p text:style-name="P10"><text:span text:style-name="T2">ООО «Востокэнергострой»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5"><text:span text:style-name="T4">Реконструкция для создания производства октогена.</text:span></text:p>
            <text:p text:style-name="P21"><text:span text:style-name="T2">Пульт управления, лаборатория. Здания 2227Д (Отопление и вентиляция. Автоматизация приточно-вытяжной вентиляции)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5">(монтажное управление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объект)</text:span></text:p>
          </table:table-cell>
        </table:table-row>
        <table:table-row table:style-name="Таблица1.1">
          <table:table-cell table:style-name="Таблица1.A5" office:value-type="string">
            <text:p text:style-name="P11"><text:span text:style-name="T2">Электромонтажный участок № 1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<text:span text:style-name="T2">11.10.2019г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5">(участок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5">(дата)</text:span></text:p>
          </table:table-cell>
        </table:table-row>
      </table:table>
      <text:p text:style-name="P5"><text:span text:style-name="T7">АКТ ТЕХНИЧЕСКОЙ ГОТОВНОСТИ ЭЛЕКТРОМОНТАЖНЫХ РАБОТ</text:span></text:p>
      <text:p text:style-name="P13"/>
      <text:p text:style-name="P23"><text:span text:style-name="T10">Комиссия в составе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0"><text:span text:style-name="T22">Представитель застройщика или технического заказчика:</text:span></text:p>
          </table:table-cell>
        </table:table-row>
        <table:table-row table:style-name="Таблица2.2">
          <table:table-cell table:style-name="Таблица2.A2" office:value-type="string">
            <text:p text:style-name="P29"><text:span text:style-name="КОД"><text:span text:style-name="T27">Ведущий инженер ФКП "Бийский олеумный завод" <text:s/>Смирнов А. А., приказ №586 от 22.08.2017г</text:span></text:span><text:span text:style-name="КОД"><text:span text:style-name="T25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1">
          <table:table-cell table:style-name="Таблица2.A4" office:value-type="string">
            <text:p text:style-name="P30"><text:span text:style-name="T22">Представитель лица, осуществляющего строительство: </text:span></text:p>
            <text:p text:style-name="P29"><text:span text:style-name="КОД"><text:span text:style-name="T27">Руководитель проекта</text:span></text:span><text:span text:style-name="КОД"><text:span text:style-name="T25"> </text:span></text:span><text:span text:style-name="КОД"><text:span text:style-name="T27">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2">
          <table:table-cell table:style-name="Таблица2.A1" office:value-type="string">
            <text:p text:style-name="P30"><text:span text:style-name="T22">Представитель лица, осуществляющего подготовку проектной документации:</text:span></text:p>
          </table:table-cell>
        </table:table-row>
        <table:table-row table:style-name="Таблица2.2">
          <table:table-cell table:style-name="Таблица2.A7" office:value-type="string">
            <text:p text:style-name="P29"><text:span text:style-name="КОД"><text:span text:style-name="T27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31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9">
          <table:table-cell table:style-name="Таблица2.A2" office:value-type="string">
            <text:p text:style-name="P30"><text:span text:style-name="T22">освидетельствованию: </text:span><text:span text:style-name="КОД"><text:span text:style-name="T25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31">(должность, фамилия, инициалы, реквизиты документа о представительстве)</text:span></text:p>
          </table:table-cell>
        </table:table-row>
        <table:table-row table:style-name="Таблица2.11">
          <table:table-cell table:style-name="Таблица2.A1" office:value-type="string">
            <text:p text:style-name="P30"><text:span text:style-name="T22">А также иные представители лиц, участвующих в освидетельствовании: </text:span></text:p>
          </table:table-cell>
        </table:table-row>
        <table:table-row table:style-name="Таблица2.1">
          <table:table-cell table:style-name="Таблица2.A4" office:value-type="string">
            <text:p text:style-name="P32"><text:span text:style-name="КОД"><text:span text:style-name="T25">Представитель технического надзора Заказчика от ООО "СЭК",</text:span></text:span></text:p>
            <text:p text:style-name="P30"><text:span text:style-name="КОД"><text:span text:style-name="T25">приказ №06.СК/17 от 17.05.2017</text:span></text:span></text:p>
          </table:table-cell>
        </table:table-row>
      </table:table>
      <text:p text:style-name="P14"/>
      <text:p text:style-name="P3"><text:span text:style-name="T8">произвела осмотр смонтированного электрооборудования</text:span><text:span text:style-name="T20">.</text:span></text:p>
      <text:p text:style-name="P3"><text:span text:style-name="T11">В результате осмотра установлено:</text:span></text:p>
      <text:p text:style-name="P2"><text:span text:style-name="T20">1. </text:span><text:span text:style-name="T8">Электромонтажной организацией выполнены следующие работы</text:span><text:span text:style-name="T20">: </text:span><text:span text:style-name="T38">выполнен монтаж оборудования автоматизации приточно-вытяжной вентиляции здания 2227Д.</text:span></text:p>
      <text:p text:style-name="P24"><text:span text:style-name="T20">2.</text:span><text:span text:style-name="T11"> Помещение (сооружения) выполнено по проекту </text:span><text:span text:style-name="T13"><text:s text:c="3"/>АО «Гипроив», <text:s/>«Реконструкция для создания производства октогена»</text:span><text:span text:style-name="T12">. </text:span><text:span text:style-name="T2">Склад основного сырья.</text:span></text:p>
      <text:p text:style-name="P28"><text:span text:style-name="T19">(указать проект, № чертежа)</text:span></text:p>
      <text:p text:style-name="P24"><text:span text:style-name="T11">с учетом чертежей строительных зданий разработанных</text:span><text:span text:style-name="T13"> АО «Гипроив», <text:s text:c="6"/></text:span><text:span text:style-name="T9">А-16947-2227Д -РД-ОВ</text:span></text:p>
      <text:p text:style-name="P5"><text:span text:style-name="T19">(наименование проектной организации, № чертежей строительных зданий)</text:span></text:p>
      <text:p text:style-name="P24"><text:span text:style-name="T20">3. </text:span><text:span text:style-name="T8">Отступления от проекта перечислены в приложении 1 (форма 3).</text:span></text:p>
      <text:p text:style-name="P23"><text:span text:style-name="T8">4. Комиссия проверила техническую документацию (приложение 2), предъявленную в объеме требований </text:span><text:a xlink:type="simple" xlink:href="../../../../../../../../../../../../../C:%5CUsers%5CSamsung%5CAppData%5CRoaming%5CMicrosoft%5CWord%5C1667.htm" text:style-name="Internet_20_link" text:visited-style-name="Visited_20_Internet_20_Link"><text:span text:style-name="T8">ПУЭ</text:span></text:a><text:span text:style-name="T8">,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8">СНиП</text:span></text:a><text:a xlink:type="simple" xlink:href="../../../../../../../../../../../../../C:%5CUsers%5CSamsung%5CAppData%5CRoaming%5CMicrosoft%5CWord%5C803.htm" text:style-name="Internet_20_link" text:visited-style-name="Visited_20_Internet_20_Link"><text:span text:style-name="T20"> </text:span></text:a><text:span text:style-name="T20"><text:s/>3.05.06-85,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8">СНиП</text:span></text:a><text:a xlink:type="simple" xlink:href="../../../../../../../../../../../../../C:%5CUsers%5CSamsung%5CAppData%5CRoaming%5CMicrosoft%5CWord%5C803.htm" text:style-name="Internet_20_link" text:visited-style-name="Visited_20_Internet_20_Link"><text:span text:style-name="T20"> </text:span></text:a><text:span text:style-name="T20"><text:s/>3.05.01-85</text:span></text:p>
      <text:p text:style-name="P26"/>
      <text:p text:style-name="P23"><text:span text:style-name="T8">5. Индивидуальные испытания оборудования </text:span><text:span text:style-name="T14">проведены</text:span><text:span text:style-name="T8"><text:tab/><text:tab/><text:tab/><text:tab/><text:tab/><text:tab/><text:tab/></text:span></text:p>
      <text:p text:style-name="P27"><text:span text:style-name="T19"><text:s/>(проведены, не проведены)</text:span></text:p>
      <text:p text:style-name="P23"><text:span text:style-name="T8">6. Ведомость смонтированного электрооборудования приведена в приложении 4 (Форма 5).</text:span></text:p>
      <text:p text:style-name="P23"><text:span text:style-name="T8">7. Заключение:</text:span></text:p>
      <text:p text:style-name="P23"><text:span text:style-name="T8">7.1 Монтажные работы выполнены по проектной документации согласно требованиям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8">СНиП 3.05.06-85</text:span></text:a><text:span text:style-name="T8">,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8">СНиП</text:span></text:a><text:a xlink:type="simple" xlink:href="../../../../../../../../../../../../../C:%5CUsers%5CSamsung%5CAppData%5CRoaming%5CMicrosoft%5CWord%5C803.htm" text:style-name="Internet_20_link" text:visited-style-name="Visited_20_Internet_20_Link"><text:span text:style-name="T20"> </text:span></text:a><text:span text:style-name="T20"><text:s/>3.05.01-85</text:span><text:span text:style-name="T8"> и </text:span><text:a xlink:type="simple" xlink:href="../../../../../../../../../../../../../C:%5CUsers%5CSamsung%5CAppData%5CRoaming%5CMicrosoft%5CWord%5C1667.htm" text:style-name="Internet_20_link" text:visited-style-name="Visited_20_Internet_20_Link"><text:span text:style-name="T8">ПУЭ</text:span></text:a><text:span text:style-name="T8"> изд. 7.</text:span></text:p>
      <text:p text:style-name="P23"><text:span text:style-name="T8">7.2. Настоящий акт является основанием для:</text:span></text:p>
      <text:p text:style-name="P23"><text:span text:style-name="T8">а) дальнейшего проведения комплексных пусконаладочных работ.</text:span>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4"><text:span text:style-name="T6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"><text:span text:style-name="T28">Ведущий инженер ФКП "Бийский олеумный завод" Смирнов А.А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5"><text:span text:style-name="T17">(должность, фамилия, инициалы, подпись)</text:span></text:p>
          </table:table-cell>
          <table:covered-table-cell/>
        </table:table-row>
        <text:soft-page-break/>
        <table:table-row table:style-name="Таблица3.1">
          <table:table-cell table:style-name="Таблица3.A1" table:number-columns-spanned="3" office:value-type="string">
            <text:p text:style-name="P4"><text:span text:style-name="T6">Представитель лица, осуществляющего строительство</text:span>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5"><text:span text:style-name="T29"> 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"><text:span text:style-name="КОД"><text:span text:style-name="T26">Руководитель проекта</text:span></text:span><text:span text:style-name="КОД"><text:span text:style-name="T25"> </text:span></text:span><text:span text:style-name="T28">АО "ГИПРОИВ" Кукушкин С.В.</text:span></text:p>
          </table:table-cell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5"><text:span text:style-name="T17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4"><text:span text:style-name="T6">Представитель лица, осуществляющего подготовку проектной документации:</text:span>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6"/>
          </table:table-cell>
          <table:table-cell table:style-name="Таблица3.A7" table:number-columns-spanned="0" office:value-type="string">
            <text:p text:style-name="P16"/>
          </table:table-cell>
        </table:table-row>
        <table:table-row table:style-name="Таблица3.2">
          <table:table-cell table:style-name="Таблица3.A8" table:number-columns-spanned="2" office:value-type="string">
            <text:p text:style-name="P4"><text:span text:style-name="T28">Главный инженер проекта АО "ГИПРОИВ" Вашурин М.В.</text:span>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5"><text:span text:style-name="T17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4"><text:span text:style-name="T6">Представитель лица, выполнившего работы, подлежащие освидетельствованию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"><text:span text:style-name="T28">Начальник строительства ООО "Востокэнергострой" <text:s/>Сапегин В.В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5"><text:span text:style-name="T17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office:value-type="string">
            <text:p text:style-name="P4"><text:span text:style-name="T6">Представители иных лиц:</text:span></text:p>
          </table:table-cell>
          <table:table-cell table:style-name="Таблица3.A7" office:value-type="string">
            <text:p text:style-name="P5"><text:span text:style-name="T30"> </text:span></text:p>
          </table:table-cell>
        </table:table-row>
        <table:table-row table:style-name="Таблица3.2">
          <table:table-cell table:style-name="Таблица3.A7" table:number-columns-spanned="2" office:value-type="string">
            <text:p text:style-name="P4"><text:span text:style-name="T28">Представитель технического надзора Заказчика от ООО "СЭК" <text:s/></text:span></text:p>
          </table:table-cell>
          <table:covered-table-cell/>
        </table:table-row>
        <table:table-row table:style-name="Таблица3.2">
          <table:table-cell table:style-name="Таблица3.A15" table:number-columns-spanned="2" office:value-type="string">
            <text:p text:style-name="P1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73</meta:editing-cycles>
    <meta:creation-date>2019-12-10T04:52:00</meta:creation-date>
    <dc:date>2020-07-03T11:13:36.84</dc:date>
    <meta:editing-duration>PT6M47S</meta:editing-duration>
    <meta:generator>OpenOffice/4.1.5$Win32 OpenOffice.org_project/415m1$Build-9789</meta:generator>
    <meta:document-statistic meta:table-count="3" meta:image-count="0" meta:object-count="0" meta:page-count="2" meta:paragraph-count="64" meta:word-count="370" meta:character-count="33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